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algun Gothic" svg:font-family="'Malgun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/>
      <style:text-properties style:font-name="Arial1"/>
    </style:style>
    <style:style style:name="P3" style:family="paragraph" style:parent-style-name="Text_20_body">
      <style:paragraph-properties fo:text-align="center" style:justify-single-word="false"/>
      <style:text-properties style:font-name="Arial1" fo:font-size="12pt" fo:font-weight="bold" officeooo:paragraph-rsid="002349ca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Arial1" fo:font-size="12pt" officeooo:paragraph-rsid="002349ca" style:font-size-asian="12pt" style:font-size-complex="12pt"/>
    </style:style>
    <style:style style:name="P5" style:family="paragraph" style:parent-style-name="Text_20_body">
      <style:text-properties style:font-name="Arial1" officeooo:paragraph-rsid="00299ca3"/>
    </style:style>
    <style:style style:name="P6" style:family="paragraph" style:parent-style-name="Text_20_body" style:master-page-name="Standard">
      <style:paragraph-properties fo:text-align="center" style:justify-single-word="false" style:page-number="auto"/>
      <style:text-properties style:font-name="Arial1" fo:font-size="12pt" officeooo:paragraph-rsid="002349ca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0.4366in" fo:margin-right="0in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paragraph-rsid="002527ec" style:text-blinking="false" style:font-size-asian="10pt" style:font-size-complex="10pt" fo:hyphenate="false" fo:hyphenation-remain-char-count="2" fo:hyphenation-push-char-count="2"/>
    </style:style>
    <style:style style:name="P8" style:family="paragraph" style:parent-style-name="Text_20_body">
      <loext:graphic-properties draw:fill="none"/>
      <style:paragraph-properties fo:margin-left="0.4366in" fo:margin-right="0in" fo:text-align="justify" style:justify-single-word="false" fo:orphans="2" fo:widows="2" fo:hyphenation-ladder-count="no-limit" fo:text-indent="0in" style:auto-text-indent="false" fo:background-color="transparent" style:writing-mode="lr-tb"/>
      <style:text-properties style:font-name="Arial1" fo:font-size="10pt" officeooo:paragraph-rsid="002527ec" style:font-size-asian="10pt" style:font-size-complex="10pt" fo:hyphenate="false" fo:hyphenation-remain-char-count="2" fo:hyphenation-push-char-count="2"/>
    </style:style>
    <style:style style:name="P9" style:family="paragraph" style:parent-style-name="Text_20_body">
      <loext:graphic-properties draw:fill="none"/>
      <style:paragraph-properties fo:margin-left="0in" fo:margin-right="0in" fo:margin-top="0in" fo:margin-bottom="0.111in" loext:contextual-spacing="false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299ca3" fo:hyphenate="false" fo:hyphenation-remain-char-count="2" fo:hyphenation-push-char-count="2"/>
    </style:style>
    <style:style style:name="P10" style:family="paragraph" style:parent-style-name="AMIA_20_Body_20_Text">
      <style:text-properties style:font-name="Arial1" fo:font-size="10pt" officeooo:rsid="002527ec" officeooo:paragraph-rsid="002527ec" style:font-size-asian="10pt" style:font-size-complex="10pt"/>
    </style:style>
    <style:style style:name="P11" style:family="paragraph" style:parent-style-name="AMIA_20_Body_20_Text" style:master-page-name="">
      <loext:graphic-properties draw:fill="none"/>
      <style:paragraph-properties fo:margin-left="0.4366in" fo:margin-right="0in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style:font-name="Arial1" fo:font-size="10pt" style:text-underline-style="none" officeooo:paragraph-rsid="002527ec" style:font-size-asian="10pt" style:font-size-complex="10pt" fo:hyphenate="false" fo:hyphenation-remain-char-count="2" fo:hyphenation-push-char-count="2"/>
    </style:style>
    <style:style style:name="P12" style:family="paragraph" style:parent-style-name="AMIA_20_Affiliations">
      <style:text-properties style:font-name="Arial1" fo:font-size="10pt" officeooo:paragraph-rsid="001fa60f" style:font-size-asian="10pt" style:font-size-complex="10pt"/>
    </style:style>
    <style:style style:name="P13" style:family="paragraph" style:parent-style-name="AMIA_20_Authors">
      <style:text-properties style:text-position="super 58%" style:font-name="Arial1"/>
    </style:style>
    <style:style style:name="P14" style:family="paragraph" style:parent-style-name="AMIA_20_Authors">
      <style:text-properties style:font-name="Arial1" fo:font-size="12pt" style:font-size-asian="12pt" style:font-size-complex="12pt"/>
    </style:style>
    <style:style style:name="P15" style:family="paragraph" style:parent-style-name="AMIA_20_Heading">
      <style:text-properties style:font-name="Arial1" fo:font-size="10pt" officeooo:paragraph-rsid="001d5247" style:font-size-asian="10pt" style:font-size-complex="10pt"/>
    </style:style>
    <style:style style:name="P16" style:family="paragraph" style:parent-style-name="AMIA_20_Abstract_20_Heading">
      <style:text-properties style:font-name="Arial1"/>
    </style:style>
    <style:style style:name="P17" style:family="paragraph" style:parent-style-name="AMIA_20_Reference" style:list-style-name="WWNum1">
      <style:text-properties style:font-name="Arial1" officeooo:paragraph-rsid="00299ca3"/>
    </style:style>
    <style:style style:name="P18" style:family="paragraph" style:parent-style-name="AMIA_20_Reference" style:list-style-name="WWNum1">
      <style:text-properties style:font-name="Arial1" officeooo:rsid="0028ec4e" officeooo:paragraph-rsid="00299ca3"/>
    </style:style>
    <style:style style:name="P19" style:family="paragraph" style:parent-style-name="AMIA_20_Reference" style:list-style-name="WWNum1">
      <style:text-properties style:font-name="Arial1" officeooo:rsid="00299ca3" officeooo:paragraph-rsid="00299ca3"/>
    </style:style>
    <style:style style:name="P20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officeooo:rsid="001d524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a60f" style:font-weight-asian="normal" style:font-weight-complex="normal"/>
    </style:style>
    <style:style style:name="T6" style:family="text">
      <style:text-properties fo:font-weight="normal" officeooo:rsid="002ab29c" style:font-weight-asian="normal" style:font-weight-complex="normal"/>
    </style:style>
    <style:style style:name="T7" style:family="text">
      <style:text-properties fo:font-weight="normal" officeooo:rsid="002dd9a1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1d5247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d083e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fc8ca" style:text-blinking="false" fo:background-color="transparent" loext:char-shading-value="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81193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9e69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fo:font-weight="normal" officeooo:rsid="002527e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fo:font-weight="normal" officeooo:rsid="00281193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italic" style:text-underline-style="none" officeooo:rsid="002ab29c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fo:font-weight="normal" officeooo:rsid="002d9e69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normal" style:text-blinking="false" fo:background-color="transparent" loext:char-shading-value="0" style:font-size-asian="10pt" style:font-style-asian="italic" style:font-size-complex="10pt" style:font-style-complex="italic"/>
    </style:style>
    <style:style style:name="T24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normal" officeooo:rsid="002527ec" style:text-blinking="false" fo:background-color="transparent" loext:char-shading-value="0" style:font-size-asian="10pt" style:font-style-asian="italic" style:font-size-complex="10pt" style:font-style-complex="italic"/>
    </style:style>
    <style:style style:name="T25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normal" officeooo:rsid="00281193" style:text-blinking="false" fo:background-color="transparent" loext:char-shading-value="0" style:font-size-asian="10pt" style:font-style-asian="italic" style:font-size-complex="10pt" style:font-style-complex="italic"/>
    </style:style>
    <style:style style:name="T26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normal" officeooo:rsid="0028ec4e" style:text-blinking="false" fo:background-color="transparent" loext:char-shading-value="0" style:font-size-asian="10pt" style:font-style-asian="italic" style:font-size-complex="10pt" style:font-style-complex="italic"/>
    </style:style>
    <style:style style:name="T27" style:family="text">
      <style:text-properties fo:font-variant="normal" fo:text-transform="none" fo:color="#000000" style:text-line-through-style="none" style:text-line-through-type="none" fo:font-size="10pt" fo:font-style="italic" style:text-underline-style="none" fo:font-weight="normal" officeooo:rsid="002c3f7a" style:text-blinking="false" fo:background-color="transparent" loext:char-shading-value="0" style:font-size-asian="10pt" style:font-style-asian="italic" style:font-size-complex="10pt" style:font-style-complex="italic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99ca3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527ec" style:text-blinking="false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8ec4e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ab29c" style:text-blinking="false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c3f7a" style:text-blinking="false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fo:color="#000000" fo:font-style="normal" style:text-underline-style="none" fo:font-weight="bold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1155cc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281193" fo:background-color="transparent" loext:char-shading-value="0"/>
    </style:style>
    <style:style style:name="T38" style:family="text">
      <style:text-properties officeooo:rsid="00299ca3" fo:background-color="transparent" loext:char-shading-value="0"/>
    </style:style>
    <style:style style:name="T39" style:family="text">
      <style:text-properties fo:font-weight="bold" fo:background-color="transparent" loext:char-shading-value="0" style:font-weight-asian="bold" style:font-weight-complex="bold"/>
    </style:style>
    <style:style style:name="T40" style:family="text">
      <style:text-properties officeooo:rsid="00281193"/>
    </style:style>
    <style:style style:name="T41" style:family="text">
      <style:text-properties style:font-name="Arial1"/>
    </style:style>
    <style:style style:name="T42" style:family="text">
      <style:text-properties officeooo:rsid="0028ec4e"/>
    </style:style>
    <style:style style:name="T43" style:family="text">
      <style:text-properties officeooo:rsid="002c3f7a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 style:parent-style-name="Frame">
      <style:graphic-properties draw:stroke="none" svg:stroke-width="0in" draw:fill="solid" draw:fill-color="#ffffff" draw:opacity="0%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/></text:p>
      <text:p text:style-name="P4"><text:bookmark text:name="docs-internal-guid-b7bbef61-6395-8180-e97c-012bc679e884"/><text:span text:style-name="T9">A Next Step for VA VISTA: </text:span><text:span text:style-name="T11">Transformation with </text:span><text:span text:style-name="T8">Node.js, Javascript and JSON-LD</text:span></text:p>
      <text:p text:style-name="P3"><text:span text:style-name="T19">Demonstration </text:span><text:span text:style-name="T20">comparing</text:span><text:span text:style-name="T19"> VA’s current VISTA and the new nodeVISTA</text:span></text:p>
      <text:p text:style-name="P3"><text:span text:style-name="T19"/></text:p>
      <text:p text:style-name="P14">Rafael M Richards, MD MS<text:span text:style-name="T1">1</text:span>, Eric Prud'hommeax <text:span text:style-name="T3">MS</text:span><text:span text:style-name="T1">2</text:span>,</text:p>
      <text:p text:style-name="P14">David Booth, PhD<text:span text:style-name="T1">3,</text:span> Conor Dowling BS<text:span text:style-name="T1">4</text:span></text:p>
      <text:p text:style-name="P13"/>
      <text:p text:style-name="P13"/>
      <text:p text:style-name="P12"><text:span text:style-name="T2"/></text:p>
      <text:p text:style-name="P12"><text:span text:style-name="T2">1</text:span><text:span text:style-name="T4">Veterans Health Administration, </text:span><text:span text:style-name="T5">U.S. </text:span><text:span text:style-name="T4">Department of Veterans Affairs, Washington, DC; <text:s/></text:span><text:span text:style-name="T2">2</text:span><text:span text:style-name="T5">World Wide Web Consortium and Massachusetts Institute of Technology,</text:span><text:span text:style-name="T4"> Boston, MA; </text:span><text:span text:style-name="T2">3</text:span><text:span text:style-name="T6">HL7 FHIR / RDF Chair, Boston, MA</text:span><text:span text:style-name="T4">; </text:span><text:span text:style-name="T2">4</text:span><text:span text:style-name="T7">Chief A</text:span><text:span text:style-name="T6">rchitect, VISTA Data Project, <text:s/></text:span><text:span text:style-name="T4">Santa Monica, CA;</text:span> </text:p>
      <text:section text:style-name="Sect1" text:name="TextSection">
        <text:p text:style-name="P16">Abstract</text:p>
        <text:p text:style-name="P5"><text:bookmark text:name="docs-internal-guid-b7bbef61-6393-4f1f-f705-7a585999c0d4"/><text:span text:style-name="T23">VA’s VISTA </text:span><text:span text:style-name="T24">EHR</text:span><text:span text:style-name="T23"> is a combination of a server-side MUMPS database and a thick client called CPRS written in Delphi Pascal, and has remained in operation for over twenty years without any significant architectural change. </text:span><text:span text:style-name="T25">I</text:span><text:span text:style-name="T23">ncreasingly the web has become the </text:span><text:span text:style-name="T24">primary if not exclusive </text:span><text:span text:style-name="T23">means to access and use information resources. Three of the key technologies that enable this </text:span><text:span text:style-name="T25">today </text:span><text:span text:style-name="T23">are Node.js, Javascript, and JSON-LD. In this demonstration, these three </text:span><text:span text:style-name="T26">key </text:span><text:span text:style-name="T23">web technologies </text:span><text:span text:style-name="T27">are used to </text:span><text:span text:style-name="T26">transform </text:span><text:span text:style-name="T23">VISTA </text:span><text:span text:style-name="T27">into a </text:span><text:span text:style-name="T23">Node.js-powered VISTA </text:span><text:span text:style-name="T26">(nodeVISTA) </text:span><text:span text:style-name="T23">running Javascript and JSON-LD, </text:span><text:span text:style-name="T26">and</text:span><text:span text:style-name="T23"> </text:span><text:span text:style-name="T25">will be </text:span><text:span text:style-name="T23">compared with the current VISTA system.</text:span></text:p>
        <text:h text:style-name="P15" text:outline-level="1"><text:span text:style-name="T3">Description</text:span></text:h>
        <text:p text:style-name="P10">The aim of this project is to validate the use of new web technologies to <text:span text:style-name="T43">bring</text:span> <text:span text:style-name="T40">an </text:span>existing, <text:span text:style-name="T43">powerful</text:span> <text:span text:style-name="T40">large-scale </text:span>health information system <text:span text:style-name="T43">into the web age</text:span>. Three of the key technologies identified are the following:</text:p>
        <text:p text:style-name="P11"><text:span text:style-name="T18">Node.js</text:span><text:span text:style-name="T15"> is one of the most powerful server-side runtime engines </text:span><text:span text:style-name="T16">for</text:span><text:span text:style-name="T15"> Javascript-</text:span><text:span text:style-name="T16">based applications</text:span><text:span text:style-name="T15">, supporting millions of concurrent users. </text:span><text:span text:style-name="T17">This </text:span><text:span text:style-name="T15">powers such websites as Netflix, New York Times, PayPal, LinkedIn, Walmart, Yahoo, and Uber. </text:span></text:p>
        <text:p text:style-name="P7"><text:span text:style-name="T39">Javascript</text:span><text:span text:style-name="T36"> is the most popular coding language in the world, and is </text:span><text:span text:style-name="T38">the official W3C-endorsed language </text:span><text:span text:style-name="T36">to create web-</text:span><text:span text:style-name="T38">standard </text:span><text:span text:style-name="T36">applications and runs in all web browsers. There is </text:span><text:span text:style-name="T37">virtually </text:span><text:span text:style-name="T36">no web-</text:span><text:span text:style-name="T37">based</text:span><text:span text:style-name="T36"> </text:span><text:span text:style-name="T37">application</text:span><text:span text:style-name="T36"> that does not run Javascript.</text:span></text:p>
        <text:p text:style-name="P8"><text:span text:style-name="T34">JSON-LD</text:span><text:span text:style-name="T21"> </text:span><text:span text:style-name="T22">enables</text:span><text:span text:style-name="T12"> a web-scale data model that spans all information resources published on the web, and is used by the largest web search companies </text:span><text:span text:style-name="T14">(</text:span><text:span text:style-name="T12">including Google, Yahoo, and Microsoft) to structure, index, and search all data on the web. </text:span><text:span text:style-name="T13"><text:s/>Its capability to access the worlds largest database far exceeds that of any man-made database.</text:span></text:p>
        <text:p text:style-name="P9"><text:span text:style-name="T28">At time of submission,</text:span><text:span text:style-name="T30"> </text:span><text:span text:style-name="T28">Node.js has been certified and installed across the VA </text:span><text:span text:style-name="T33">enterprise</text:span><text:span text:style-name="T28"> as part of the standard VISTA database </text:span><text:span text:style-name="T31">installation</text:span><text:span text:style-name="T28">. The Javascript and JSON-LD </text:span><text:span text:style-name="T30">components</text:span><text:span text:style-name="T28"> that run on node/VISTA <text:s/>remain under active development </text:span><text:span text:style-name="T30">as</text:span><text:span text:style-name="T28"> prototypes. For </text:span><text:span text:style-name="T32">more</text:span><text:span text:style-name="T28"> information </text:span><text:span text:style-name="T32">and the current status</text:span><text:span text:style-name="T28"> </text:span><text:span text:style-name="T29">on node/VISTA</text:span><text:span text:style-name="T28"> see: </text:span><text:a xlink:type="simple" xlink:href="http://vistadataproject.info/" text:style-name="Internet_20_link" text:visited-style-name="Visited_20_Internet_20_Link"><text:span text:style-name="T35">http://vistadataproject.info</text:span></text:a></text:p>
        <text:p text:style-name="P9"><text:span text:style-name="T35"/></text:p>
        <text:p text:style-name="AMIA_20_Reference_20_Heading"><text:span text:style-name="T41">References</text:span></text:p>
        <text:list xml:id="list6038919012151073089" text:style-name="WWNum1">
          <text:list-item>
            <text:p text:style-name="P19"><text:a xlink:type="simple" xlink:href="https://en.wikipedia.org/wiki/VistA" text:style-name="Internet_20_link" text:visited-style-name="Visited_20_Internet_20_Link">https://en.wikipedia.org/wiki/VistA</text:a></text:p>
          </text:list-item>
          <text:list-item>
            <text:p text:style-name="P18"><text:a xlink:type="simple" xlink:href="https://en.wikipedia.org/wiki/JavaScript" text:style-name="Internet_20_link" text:visited-style-name="Visited_20_Internet_20_Link">https://en.wikipedia.org/wiki/JavaScript</text:a></text:p>
          </text:list-item>
          <text:list-item>
            <text:p text:style-name="P18"><text:a xlink:type="simple" xlink:href="https://en.wikipedia.org/wiki/Node.js" text:style-name="Internet_20_link" text:visited-style-name="Visited_20_Internet_20_Link">https://en.wikipedia.org/wiki/Node.js</text:a></text:p>
          </text:list-item>
          <text:list-item>
            <text:p text:style-name="P18"><text:a xlink:type="simple" xlink:href="https://en.wikipedia.org/wiki/JSON-LD" text:style-name="Internet_20_link" text:visited-style-name="Visited_20_Internet_20_Link">https://en.wikipedia.org/wiki/JSON-LD</text:a></text:p>
          </text:list-item>
          <text:list-item>
            <text:p text:style-name="P17"><text:a xlink:type="simple" xlink:href="http://json-ld.org/" text:style-name="Internet_20_link" text:visited-style-name="Visited_20_Internet_20_Link"><text:span text:style-name="T42">http://json-ld.org/</text:span></text:a></text:p>
          </text:list-item>
        </text:list>
      </text:section>
      <text:section text:style-name="Sect2" text:name="Section1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algun Gothic" svg:font-family="'Malgun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List" style:family="paragraph" style:parent-style-name="Standard" style:default-outline-level="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835in" loext:contextual-spacing="false" fo:text-align="center" style:justify-single-word="false" fo:keep-together="always" fo:hyphenation-ladder-count="no-limit" fo:keep-with-next="always"/>
      <style:text-properties fo:letter-spacing="normal" fo:font-weight="bold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Date" style:family="paragraph" style:parent-style-name="Text_20_body" style:default-outline-level="">
      <style:paragraph-properties fo:text-align="center" style:justify-single-word="false"/>
    </style:style>
    <style:style style:name="endnote_20_text" style:display-name="endnote text" style:family="paragraph" style:parent-style-name="Standard" style:default-outline-level="">
      <style:paragraph-properties fo:margin-left="0.1299in" fo:margin-right="0in" fo:margin-top="0in" fo:margin-bottom="0.0835in" loext:contextual-spacing="false" fo:line-height="0.1528in" fo:text-align="justify" style:justify-single-word="false" fo:hyphenation-ladder-count="no-limit" fo:text-indent="-0.1299in" style:auto-text-indent="false">
        <style:tab-stops>
          <style:tab-stop style:position="0.1299in"/>
        </style:tab-stops>
      </style:paragraph-properties>
      <style:text-properties fo:letter-spacing="normal" fo:hyphenate="false" fo:hyphenation-remain-char-count="2" fo:hyphenation-push-char-count="2"/>
    </style:style>
    <style:style style:name="abstract" style:family="paragraph" style:parent-style-name="Text_20_body" style:default-outline-level="">
      <style:text-properties fo:font-style="italic" style:font-style-asian="italic"/>
    </style:style>
    <style:style style:name="AMIA_20_Body_20_Text" style:display-name="AMIA Body Text" style:family="paragraph" style:parent-style-name="Standard" style:default-outline-level="">
      <style:paragraph-properties fo:margin-top="0in" fo:margin-bottom="0.0835in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200%" fo:text-indent="0.5in" style:auto-text-indent="false"/>
      <style:text-properties fo:font-size="12pt" style:font-size-asian="12pt"/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line-height="200%" fo:text-indent="0.5in" style:auto-text-indent="false"/>
      <style:text-properties fo:font-size="12pt" fo:font-weight="bold" style:font-size-asian="12pt" style:font-weight-asian="bold"/>
    </style:style>
    <style:style style:name="Body_20_Text_20_3" style:display-name="Body Text 3" style:family="paragraph" style:parent-style-name="Standard" style:default-outline-level="">
      <style:text-properties fo:font-style="italic" style:font-style-asian="italic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MIA_20_Title" style:display-name="AMIA Title" style:family="paragraph" style:parent-style-name="Standard" style:default-outline-level="">
      <style:paragraph-properties fo:margin-top="0in" fo:margin-bottom="0.1945in" loext:contextual-spacing="false" fo:text-align="center" style:justify-single-word="false"/>
      <style:text-properties fo:font-size="14pt" fo:font-weight="bold" style:font-size-asian="14pt" style:font-weight-asian="bold"/>
    </style:style>
    <style:style style:name="AMIA_20_Authors" style:display-name="AMIA Authors" style:family="paragraph" style:paren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AMIA_20_Affiliations" style:display-name="AMIA Affiliations" style:family="paragraph" style:parent-style-name="Standard" style:default-outline-level="">
      <style:paragraph-properties fo:margin-top="0in" fo:margin-bottom="0.1665in" loext:contextual-spacing="false" fo:text-align="center" style:justify-single-word="false"/>
      <style:text-properties fo:font-size="12pt" fo:font-weight="bold" style:font-size-asian="12pt" style:font-weight-asian="bold"/>
    </style:style>
    <style:style style:name="AMIA_20_Abstract" style:display-name="AMIA Abstract" style:family="paragraph" style:parent-style-name="Standard" style:default-outline-level="">
      <style:paragraph-properties fo:margin-top="0in" fo:margin-bottom="0.0835in" loext:contextual-spacing="false" fo:text-align="justify" style:justify-single-word="false"/>
      <style:text-properties fo:font-style="italic" style:font-style-asian="italic"/>
    </style:style>
    <style:style style:name="AMIA_20_Heading" style:display-name="AMIA Heading" style:family="paragraph" style:parent-style-name="Standard" style:default-outline-level="1" style:list-style-name="">
      <style:paragraph-properties fo:margin-top="0.0835in" fo:margin-bottom="0.0835in" loext:contextual-spacing="false" fo:text-align="justify" style:justify-single-word="false" fo:keep-with-next="always"/>
      <style:text-properties fo:font-weight="bold" style:font-weight-asian="bold"/>
    </style:style>
    <style:style style:name="AMIA_20_Superscript" style:display-name="AMIA Superscript" style:family="paragraph" style:parent-style-name="Standard" style:default-outline-level="">
      <style:text-properties style:text-position="super 58%" fo:font-size="8pt" style:font-size-asian="8pt"/>
    </style:style>
    <style:style style:name="AMIA_20_Abstract_20_Heading" style:display-name="AMIA Abstract Heading" style:family="paragraph" style:parent-style-name="AMIA_20_Heading" style:default-outline-level="">
      <style:paragraph-properties fo:margin-top="0in" fo:margin-bottom="0.0835in" loext:contextual-spacing="false"/>
    </style:style>
    <style:style style:name="AMIA_20_Reference_20_Heading" style:display-name="AMIA Reference Heading" style:family="paragraph" style:parent-style-name="AMIA_20_Heading" style:default-outline-level="">
      <style:paragraph-properties fo:text-align="center" style:justify-single-word="false"/>
    </style:style>
    <style:style style:name="AMIA_20_Reference" style:display-name="AMIA Reference" style:family="paragraph" style:parent-style-name="Standard" style:default-outline-level="">
      <style:paragraph-properties fo:text-align="justify" style:justify-single-word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Malgun Gothic" style:font-family-asian="'Malgun Gothic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Malgun Gothic" style:font-family-asian="'Malgun Gothic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Malgun Gothic" style:font-family-asian="'Malgun Gothic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Body_20_Text_20_Char" style:display-name="Body Text Char" style:family="text" style:parent-style-name="Default_20_Paragraph_20_Font"/>
    <style:style style:name="Date_20_Char" style:display-name="Date Char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/>
    <style:style style:name="Body_20_Text_20_Indent_20_Char" style:display-name="Body Text Indent Char" style:family="text" style:parent-style-name="Default_20_Paragraph_20_Font"/>
    <style:style style:name="Body_20_Text_20_Indent_20_2_20_Char" style:display-name="Body Text Inden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MIA_20_Superscript_20_Char" style:display-name="AMIA Superscript Char" style:family="text" style:parent-style-name="Default_20_Paragraph_20_Font">
      <style:text-properties style:text-position="super 58%" fo:font-size="8pt" fo:language="en" fo:country="US" style:font-size-asian="8pt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Char" style:display-name="Head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in" draw:fill="solid" draw:fill-color="#ffffff" draw:opacity="0%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1" style:layout-grid-base-height="0.3055in" style:layout-grid-ruby-height="0.111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2" svg:width="0.0161in" svg:height="0.1594in" svg:x="6.4835in" svg:y="0.0008in"><text:p text:style-name="Foot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4:38:00</meta:creation-date>
    <meta:initial-creator>Jeff Williamson</meta:initial-creator>
    <dc:language>en-US</dc:language>
    <meta:print-date>2000-03-08T21:11:00</meta:print-date>
    <dc:date>2016-03-10T23:10:14.886303000</dc:date>
    <meta:editing-cycles>22</meta:editing-cycles>
    <dc:title>The Title of the Article</dc:title>
    <meta:editing-duration>PT2H22M55S</meta:editing-duration>
    <meta:generator>LibreOffice/5.0.5.2$MacOSX_X86_64 LibreOffice_project/55b006a02d247b5f7215fc6ea0fde844b30035b3</meta:generator>
    <meta:document-statistic meta:table-count="0" meta:image-count="0" meta:object-count="0" meta:page-count="1" meta:paragraph-count="19" meta:word-count="389" meta:character-count="2695" meta:non-whitespace-character-count="2324"/>
    <meta:user-defined meta:name="AppVersion">16.0000</meta:user-defined>
    <meta:user-defined meta:name="Company">Partners HealthCare System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MIA Submission template" xlink:href=""/>
  </office:meta>
</office:document-meta>
</file>